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style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212cm" fo:margin-bottom="0cm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cm" fo:margin-bottom="0cm" style:contextual-spacing="false" fo:line-height="100%"/>
      <style:text-properties fo:color="#262626" loext:opacity="100%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cm" fo:margin-bottom="0cm" style:contextual-spacing="false" fo:line-height="100%" style:page-number="auto"/>
      <style:text-properties fo:color="#c45911" loext:opacity="100%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style:font-name="Cambria" text:display="none"/>
    </style:style>
    <style:style style:name="T2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3" style:family="text">
      <style:text-properties style:font-name="Century Gothic" fo:font-size="11pt" fo:language="en" fo:country="US" officeooo:rsid="001866af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24bffe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0d96d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10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11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Sandro Räss</text:p>
            <text:p text:style-name="P10">Ingenieur</text:p>
            <text:p text:style-name="Contact_20_info">079 428 56 16 – <text:span text:style-name="T15">s.raess@me.com - </text:span><text:span text:style-name="T16">www.google.ch</text:span></text:p>
            <text:p text:style-name="P7">Ich bin Sandro, ehrlich, sportlich und eine Maschine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6c8e047e-4ee6-4fd0-90cd-cf2cec6504d6">
              <text:p text:style-name="P8">
    <text:span text:style-name="T11">Abteilungsleiterin - Basel:</text:span>
    <text:span text:style-name="T13"> </text:span>
    <text:span text:style-name="T14">Juni 2019</text:span>
    <text:span text:style-name="T5"> -</text:span>
    <text:span text:style-name="T4"> </text:span>
    <text:span text:style-name="T7">Juni 2020</text:span>
  </text:p>
              <text:p text:style-name="P3">Management<text:line-break/>Isolation<text:line-break/>Epicness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d5530270-355d-4fd7-9517-1bb02bc0acf1">
              <text:p text:style-name="P6"><text:span text:style-name="T17">Sprachen: </text:span>Deutsch, Französisch, Rus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cm" fo:margin-bottom="0.282cm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style:contextual-spacing="false"/>
      <style:text-properties fo:color="#262626" loext:opacity="100%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MICHELLE HLOOM</text:p>
      </style:header>
      <style:footer>
        <text:p text:style-name="MP2"><text:span text:style-name="_5f_tgc"><text:span text:style-name="MT1">© </text:span></text:span><text:span text:style-name="MT1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1.2$Linux_X86_64 LibreOffice_project/fe0b08f4af1bacafe4c7ecc87ce55bb426164676</meta:generator>
    <dc:title>Substantial OpenOffice Resume</dc:title>
    <meta:creation-date>2017-08-04T17:35:35.17</meta:creation-date>
    <meta:editing-cycles>43</meta:editing-cycles>
    <meta:editing-duration>PT2H33M35S</meta:editing-duration>
    <dc:subject>hloom.com</dc:subject>
    <meta:initial-creator>hloom.com </meta:initial-creator>
    <dc:date>2021-03-20T17:54:35.769609321</dc:date>
    <meta:document-statistic meta:table-count="1" meta:image-count="0" meta:object-count="0" meta:page-count="1" meta:paragraph-count="13" meta:word-count="24" meta:character-count="331" meta:non-whitespace-character-count="317"/>
  </office:meta>
</office:document-meta>
</file>